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HUSans" svg:font-family="EHUSans" style:font-adornments="Regular" style:font-family-generic="swiss" style:font-pitch="variable"/>
    <style:font-face style:name="EHUSerif" svg:font-family="EHUSerif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22ba00" officeooo:paragraph-rsid="0022ba00"/>
    </style:style>
    <style:style style:name="P2" style:family="paragraph" style:parent-style-name="Standard">
      <style:paragraph-properties fo:break-before="page"/>
      <style:text-properties officeooo:paragraph-rsid="0022ba00"/>
    </style:style>
    <style:style style:name="P3" style:family="paragraph" style:parent-style-name="Heading_20_2">
      <style:paragraph-properties fo:break-before="page"/>
      <style:text-properties officeooo:rsid="002ab7e4" officeooo:paragraph-rsid="002ab7e4"/>
    </style:style>
    <style:style style:name="P4" style:family="paragraph" style:parent-style-name="Heading_20_1">
      <style:text-properties officeooo:rsid="0022ba00" officeooo:paragraph-rsid="0022ba00"/>
    </style:style>
    <style:style style:name="P5" style:family="paragraph">
      <loext:graphic-properties draw:fill-color="#ffb60c"/>
      <style:paragraph-properties fo:text-align="center"/>
      <style:text-properties fo:font-size="12pt"/>
    </style:style>
    <style:style style:name="P6" style:family="paragraph">
      <loext:graphic-properties draw:fill-color="#ffb60c"/>
    </style:style>
    <style:style style:name="T1" style:family="text">
      <style:text-properties officeooo:rsid="00286e14"/>
    </style:style>
    <style:style style:name="T2" style:family="text">
      <style:text-properties officeooo:rsid="002a7679"/>
    </style:style>
    <style:style style:name="gr1" style:family="graphic">
      <style:graphic-properties svg:stroke-width="2.12mm" svg:stroke-color="#ffb60c" draw:marker-start-width="6.7mm" draw:marker-end-width="6.7mm" draw:fill-color="#ffb60c" draw:textarea-horizontal-align="center" draw:textarea-vertical-align="middle" fo:padding-top="1.06mm" fo:padding-bottom="1.06mm" fo:padding-left="1.06mm" fo:padding-right="1.06mm" loext:decorative="false" fo:margin-left="0mm" fo:margin-right="4.99m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2.12mm" svg:stroke-color="#ffb60c" draw:marker-start-width="6.7mm" draw:marker-end-width="6.7mm" draw:fill-color="#ffb60c" draw:textarea-horizontal-align="justify" draw:textarea-vertical-align="middle" draw:auto-grow-height="false" fo:min-height="294.66mm" fo:min-width="0.97mm" fo:padding-top="1.06mm" fo:padding-bottom="1.06mm" fo:padding-left="1.06mm" fo:padding-right="1.06m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polygon text:anchor-type="paragraph" draw:z-index="2" draw:name="Polygon 5 corners 1" draw:style-name="gr1" draw:text-style-name="P5" svg:width="45.91mm" svg:height="296.96mm" draw:transform="rotate (-3.14159265358979) translate (25.9109978245612mm 276.979540011999mm)" svg:viewBox="0 0 4592 29697" draw:points="2178,29688 4592,29688 4592,0 0,0 2185,29697"><text:p/></draw:polygon>URPEKARI PROIEKTUA</text:h>
      <text:h text:style-name="P4" text:outline-level="1">Report</text:h>
      <text:p text:style-name="P1"><text:span text:style-name="T1">14</text:span>-<text:span text:style-name="T2">11</text:span>-2024</text:p>
      <text:p text:style-name="Standard"/>
      <text:h text:style-name="P3" text:outline-level="2"><draw:custom-shape text:anchor-type="char" draw:z-index="1" draw:name="Shape 2" draw:style-name="gr2" draw:text-style-name="P6" svg:width="3.09mm" svg:height="296.78mm" svg:x="186.43mm" svg:y="-19.79mm"><text:p/><draw:enhanced-geometry svg:viewBox="0 0 21600 21600" draw:type="rectangle" draw:enhanced-path="M 0 0 L 21600 0 21600 21600 0 21600 0 0 Z N"/></draw:custom-shape></text:h>
      <text:p text:style-name="P2"><draw:custom-shape text:anchor-type="char" draw:z-index="0" draw:name="Shape 1" draw:style-name="gr2" draw:text-style-name="P6" svg:width="3.09mm" svg:height="296.78mm" svg:x="-30.27mm" svg:y="-19.79mm"><text:p/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HUSans" svg:font-family="EHUSans" style:font-adornments="Regular" style:font-family-generic="swiss" style:font-pitch="variable"/>
    <style:font-face style:name="EHUSerif" svg:font-family="EHUSerif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font-name="EHUSans" fo:font-family="EHUSans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 fo:text-align="end" style:justify-single-word="false"/>
      <style:text-properties style:font-name="EHUSerif" fo:font-family="EHUSerif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style:font-name="EHUSerif" fo:font-family="EHUSerif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20:18:24.390671397</meta:creation-date>
    <meta:editing-duration>PT19M16S</meta:editing-duration>
    <meta:editing-cycles>7</meta:editing-cycles>
    <meta:generator>LibreOffice/24.2.6.2$Linux_X86_64 LibreOffice_project/420$Build-2</meta:generator>
    <dc:date>2024-11-14T19:42:46.285299860</dc:date>
    <meta:document-statistic meta:table-count="0" meta:image-count="0" meta:object-count="0" meta:page-count="3" meta:paragraph-count="3" meta:word-count="4" meta:character-count="34" meta:non-whitespace-character-count="33"/>
  </office:meta>
</office:document-meta>
</file>